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/>
    </style:style>
    <style:style style:name="P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/>
    </style:style>
    <style:style style:name="P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/>
    </style:style>
    <style:style style:name="P6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 fo:hyphenate="true"/>
    </style:style>
    <style:style style:name="P7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 fo:hyphenate="true"/>
    </style:style>
    <style:style style:name="P8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" style:parent-style-name="DefaultParagraphFont" style:family="text">
      <style:text-properties style:font-name="Lucida Console" style:font-name-complex="Lucida Console" fo:color="#00BF00"/>
    </style:style>
    <style:style style:name="T10" style:parent-style-name="DefaultParagraphFont" style:family="text">
      <style:text-properties style:font-name="Lucida Console" style:font-name-complex="Lucida Console" fo:color="#BF00BF"/>
    </style:style>
    <style:style style:name="T11" style:parent-style-name="DefaultParagraphFont" style:family="text">
      <style:text-properties style:font-name="Lucida Console" style:font-name-complex="Lucida Console" fo:color="#BFBF00"/>
    </style:style>
    <style:style style:name="T12" style:parent-style-name="DefaultParagraphFont" style:family="text">
      <style:text-properties style:font-name="Lucida Console" style:font-name-complex="Lucida Console" fo:color="#00BFBF"/>
    </style:style>
    <style:style style:name="P13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color="#00BFBF" fo:hyphenate="true"/>
    </style:style>
    <style:style style:name="P14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color="#00BFBF" fo:hyphenate="true"/>
    </style:style>
    <style:style style:name="P15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" style:parent-style-name="DefaultParagraphFont" style:family="text">
      <style:text-properties style:font-name="Lucida Console" style:font-name-complex="Lucida Console" fo:color="#00BF00"/>
    </style:style>
    <style:style style:name="T17" style:parent-style-name="DefaultParagraphFont" style:family="text">
      <style:text-properties style:font-name="Lucida Console" style:font-name-complex="Lucida Console" fo:color="#BF00BF"/>
    </style:style>
    <style:style style:name="T18" style:parent-style-name="DefaultParagraphFont" style:family="text">
      <style:text-properties style:font-name="Lucida Console" style:font-name-complex="Lucida Console" fo:color="#BFBF00"/>
    </style:style>
    <style:style style:name="T19" style:parent-style-name="DefaultParagraphFont" style:family="text">
      <style:text-properties style:font-name="Lucida Console" style:font-name-complex="Lucida Console" fo:color="#00BFBF"/>
    </style:style>
    <style:style style:name="P20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 fo:hyphenate="true"/>
    </style:style>
    <style:style style:name="P21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 fo:hyphenate="true"/>
    </style:style>
    <style:style style:name="P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" style:parent-style-name="DefaultParagraphFont" style:family="text">
      <style:text-properties style:font-name="Lucida Console" style:font-name-complex="Lucida Console" fo:color="#00BF00"/>
    </style:style>
    <style:style style:name="T24" style:parent-style-name="DefaultParagraphFont" style:family="text">
      <style:text-properties style:font-name="Lucida Console" style:font-name-complex="Lucida Console" fo:color="#BF00BF"/>
    </style:style>
    <style:style style:name="T25" style:parent-style-name="DefaultParagraphFont" style:family="text">
      <style:text-properties style:font-name="Lucida Console" style:font-name-complex="Lucida Console" fo:color="#BFBF00"/>
    </style:style>
    <style:style style:name="T26" style:parent-style-name="DefaultParagraphFont" style:family="text">
      <style:text-properties style:font-name="Lucida Console" style:font-name-complex="Lucida Console" fo:color="#00BFBF"/>
    </style:style>
    <style:style style:name="P27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hyphenate="true"/>
    </style:style>
    <style:style style:name="P28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 fo:hyphenate="true"/>
    </style:style>
    <style:style style:name="P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" style:parent-style-name="DefaultParagraphFont" style:family="text">
      <style:text-properties style:font-name="Lucida Console" style:font-name-complex="Lucida Console" fo:color="#00BF00"/>
    </style:style>
    <style:style style:name="T31" style:parent-style-name="DefaultParagraphFont" style:family="text">
      <style:text-properties style:font-name="Lucida Console" style:font-name-complex="Lucida Console" fo:color="#BF00BF"/>
    </style:style>
    <style:style style:name="T32" style:parent-style-name="DefaultParagraphFont" style:family="text">
      <style:text-properties style:font-name="Lucida Console" style:font-name-complex="Lucida Console" fo:color="#BFBF00"/>
    </style:style>
    <style:style style:name="T33" style:parent-style-name="DefaultParagraphFont" style:family="text">
      <style:text-properties style:font-name="Lucida Console" style:font-name-complex="Lucida Console" fo:color="#00BFBF"/>
    </style:style>
    <style:style style:name="P34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hyphenate="true"/>
    </style:style>
    <style:style style:name="P35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hyphenate="true"/>
    </style:style>
    <style:style style:name="P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" style:parent-style-name="DefaultParagraphFont" style:family="text">
      <style:text-properties style:font-name="Lucida Console" style:font-name-complex="Lucida Console" fo:color="#00BF00"/>
    </style:style>
    <style:style style:name="T38" style:parent-style-name="DefaultParagraphFont" style:family="text">
      <style:text-properties style:font-name="Lucida Console" style:font-name-complex="Lucida Console" fo:color="#BF00BF"/>
    </style:style>
    <style:style style:name="T39" style:parent-style-name="DefaultParagraphFont" style:family="text">
      <style:text-properties style:font-name="Lucida Console" style:font-name-complex="Lucida Console" fo:color="#BFBF00"/>
    </style:style>
    <style:style style:name="T40" style:parent-style-name="DefaultParagraphFont" style:family="text">
      <style:text-properties style:font-name="Lucida Console" style:font-name-complex="Lucida Console" fo:color="#00BFBF"/>
    </style:style>
    <style:style style:name="P41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hyphenate="true"/>
    </style:style>
    <style:style style:name="P42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hyphenate="true"/>
    </style:style>
    <style:style style:name="P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" style:parent-style-name="DefaultParagraphFont" style:family="text">
      <style:text-properties style:font-name="Lucida Console" style:font-name-complex="Lucida Console" fo:color="#00BF00"/>
    </style:style>
    <style:style style:name="T45" style:parent-style-name="DefaultParagraphFont" style:family="text">
      <style:text-properties style:font-name="Lucida Console" style:font-name-complex="Lucida Console" fo:color="#BF00BF"/>
    </style:style>
    <style:style style:name="T46" style:parent-style-name="DefaultParagraphFont" style:family="text">
      <style:text-properties style:font-name="Lucida Console" style:font-name-complex="Lucida Console" fo:color="#BFBF00"/>
    </style:style>
    <style:style style:name="T47" style:parent-style-name="DefaultParagraphFont" style:family="text">
      <style:text-properties style:font-name="Lucida Console" style:font-name-complex="Lucida Console" fo:color="#00BFBF"/>
    </style:style>
    <style:style style:name="P48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" style:parent-style-name="DefaultParagraphFont" style:family="text">
      <style:text-properties style:font-name="Lucida Console" style:font-name-complex="Lucida Console"/>
    </style:style>
    <style:style style:name="T50" style:parent-style-name="DefaultParagraphFont" style:family="text">
      <style:text-properties style:font-name="Lucida Console" style:font-name-complex="Lucida Console"/>
    </style:style>
    <style:style style:name="P51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 fo:hyphenate="true"/>
    </style:style>
    <style:style style:name="P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" style:parent-style-name="DefaultParagraphFont" style:family="text">
      <style:text-properties style:font-name="Lucida Console" style:font-name-complex="Lucida Console" fo:color="#00BF00"/>
    </style:style>
    <style:style style:name="T54" style:parent-style-name="DefaultParagraphFont" style:family="text">
      <style:text-properties style:font-name="Lucida Console" style:font-name-complex="Lucida Console" fo:color="#BF00BF"/>
    </style:style>
    <style:style style:name="T55" style:parent-style-name="DefaultParagraphFont" style:family="text">
      <style:text-properties style:font-name="Lucida Console" style:font-name-complex="Lucida Console" fo:color="#BFBF00"/>
    </style:style>
    <style:style style:name="T56" style:parent-style-name="DefaultParagraphFont" style:family="text">
      <style:text-properties style:font-name="Lucida Console" style:font-name-complex="Lucida Console" fo:color="#00BFBF"/>
    </style:style>
    <style:style style:name="P5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5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5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6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6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6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6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6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6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66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hyphenate="true"/>
    </style:style>
    <style:style style:name="P67" style:parent-style-name="Normal" style:family="paragraph">
      <style:paragraph-properties style:text-autospace="none" fo:margin-bottom="0in" fo:line-height="100%"/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/>
    </style:style>
    <style:style style:name="P68" style:parent-style-name="ListParagraph" style:list-style-name="LFO1" style:family="paragraph">
      <style:paragraph-properties style:text-autospace="none" fo:margin-bottom="0in" fo:line-height="100%"/>
      <style:text-properties style:font-name-asian="Times New Roman" style:font-name-complex="Calibri" fo:color="#24292F" style:language-asian="en" style:country-asian="GB"/>
    </style:style>
    <style:style style:name="P69" style:parent-style-name="ListParagraph" style:list-style-name="LFO1" style:family="paragraph">
      <style:paragraph-properties style:text-autospace="none" fo:margin-bottom="0in" fo:line-height="100%"/>
    </style:style>
    <style:style style:name="T70" style:parent-style-name="DefaultParagraphFont" style:family="text">
      <style:text-properties style:font-name-complex="Calibri"/>
    </style:style>
    <style:style style:name="P71" style:parent-style-name="Normal" style:family="paragraph">
      <style:paragraph-properties style:text-autospace="none" fo:margin-bottom="0in" fo:line-height="100%"/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/>
    </style:style>
    <style:style style:name="P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" style:parent-style-name="DefaultParagraphFont" style:family="text">
      <style:text-properties style:font-name="Lucida Console" style:font-name-complex="Lucida Console" fo:color="#00BF00"/>
    </style:style>
    <style:style style:name="T74" style:parent-style-name="DefaultParagraphFont" style:family="text">
      <style:text-properties style:font-name="Lucida Console" style:font-name-complex="Lucida Console" fo:color="#BF00BF"/>
    </style:style>
    <style:style style:name="T75" style:parent-style-name="DefaultParagraphFont" style:family="text">
      <style:text-properties style:font-name="Lucida Console" style:font-name-complex="Lucida Console" fo:color="#BFBF00"/>
    </style:style>
    <style:style style:name="T76" style:parent-style-name="DefaultParagraphFont" style:family="text">
      <style:text-properties style:font-name="Lucida Console" style:font-name-complex="Lucida Console" fo:color="#00BFBF"/>
    </style:style>
    <style:style style:name="P7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7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7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8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8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82" style:parent-style-name="Normal" style:family="paragraph">
      <style:paragraph-properties style:text-autospace="none" fo:margin-bottom="0in" fo:line-height="100%"/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/>
    </style:style>
    <style:style style:name="P83" style:parent-style-name="Normal" style:family="paragraph">
      <style:paragraph-properties style:text-autospace="none" fo:margin-bottom="0in" fo:line-height="100%"/>
      <style:text-properties style:font-name="Consolas" style:font-name-asian="Times New Roman" style:font-name-complex="Courier New" fo:color="#24292F" fo:font-size="14pt" style:font-size-asian="14pt" style:font-size-complex="14pt" style:language-asian="en" style:country-asian="GB"/>
    </style:style>
    <style:style style:name="P84" style:parent-style-name="Normal" style:family="paragraph">
      <style:paragraph-properties style:text-autospace="none" fo:margin-bottom="0in" fo:line-height="100%"/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/>
    </style:style>
    <style:style style:name="P85" style:parent-style-name="Normal" style:family="paragraph">
      <style:paragraph-properties style:text-autospace="none" fo:margin-bottom="0in" fo:line-height="100%"/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/>
    </style:style>
    <style:style style:name="P86" style:parent-style-name="Normal" style:family="paragraph">
      <style:paragraph-properties style:text-autospace="none" fo:margin-bottom="0in" fo:line-height="100%"/>
      <style:text-properties style:font-name="Consolas" style:font-name-asian="Times New Roman" style:font-name-complex="Courier New" fo:color="#24292F" fo:font-size="10.5pt" style:font-size-asian="10.5pt" style:font-size-complex="10.5pt" style:language-asian="en" style:country-asian="GB"/>
    </style:style>
    <style:style style:name="P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" style:parent-style-name="DefaultParagraphFont" style:family="text">
      <style:text-properties style:font-name="Lucida Console" style:font-name-complex="Lucida Console" fo:color="#00BF00"/>
    </style:style>
    <style:style style:name="T89" style:parent-style-name="DefaultParagraphFont" style:family="text">
      <style:text-properties style:font-name="Lucida Console" style:font-name-complex="Lucida Console" fo:color="#BF00BF"/>
    </style:style>
    <style:style style:name="T90" style:parent-style-name="DefaultParagraphFont" style:family="text">
      <style:text-properties style:font-name="Lucida Console" style:font-name-complex="Lucida Console" fo:color="#BFBF00"/>
    </style:style>
    <style:style style:name="T91" style:parent-style-name="DefaultParagraphFont" style:family="text">
      <style:text-properties style:font-name="Lucida Console" style:font-name-complex="Lucida Console" fo:color="#00BFBF"/>
    </style:style>
    <style:style style:name="P9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9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9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9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9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9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9" style:parent-style-name="DefaultParagraphFont" style:family="text">
      <style:text-properties style:font-name="Lucida Console" style:font-name-complex="Lucida Console" fo:color="#00BF00"/>
    </style:style>
    <style:style style:name="T100" style:parent-style-name="DefaultParagraphFont" style:family="text">
      <style:text-properties style:font-name="Lucida Console" style:font-name-complex="Lucida Console" fo:color="#BF00BF"/>
    </style:style>
    <style:style style:name="T101" style:parent-style-name="DefaultParagraphFont" style:family="text">
      <style:text-properties style:font-name="Lucida Console" style:font-name-complex="Lucida Console" fo:color="#BFBF00"/>
    </style:style>
    <style:style style:name="T102" style:parent-style-name="DefaultParagraphFont" style:family="text">
      <style:text-properties style:font-name="Lucida Console" style:font-name-complex="Lucida Console" fo:color="#00BFBF"/>
    </style:style>
    <style:style style:name="P10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5" style:parent-style-name="DefaultParagraphFont" style:family="text">
      <style:text-properties style:font-name="Lucida Console" style:font-name-complex="Lucida Console"/>
    </style:style>
    <style:style style:name="T106" style:parent-style-name="DefaultParagraphFont" style:family="text">
      <style:text-properties style:font-name="Lucida Console" style:font-name-complex="Lucida Console" fo:color="#00BF00"/>
    </style:style>
    <style:style style:name="P10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1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9" style:parent-style-name="DefaultParagraphFont" style:family="text">
      <style:text-properties style:font-name="Lucida Console" style:font-name-complex="Lucida Console" fo:color="#00BF00"/>
    </style:style>
    <style:style style:name="T110" style:parent-style-name="DefaultParagraphFont" style:family="text">
      <style:text-properties style:font-name="Lucida Console" style:font-name-complex="Lucida Console" fo:color="#BF00BF"/>
    </style:style>
    <style:style style:name="T111" style:parent-style-name="DefaultParagraphFont" style:family="text">
      <style:text-properties style:font-name="Lucida Console" style:font-name-complex="Lucida Console" fo:color="#BFBF00"/>
    </style:style>
    <style:style style:name="T112" style:parent-style-name="DefaultParagraphFont" style:family="text">
      <style:text-properties style:font-name="Lucida Console" style:font-name-complex="Lucida Console" fo:color="#00BFBF"/>
    </style:style>
    <style:style style:name="P11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1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1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1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1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" style:parent-style-name="DefaultParagraphFont" style:family="text">
      <style:text-properties style:font-name="Lucida Console" style:font-name-complex="Lucida Console" fo:color="#00BF00"/>
    </style:style>
    <style:style style:name="T120" style:parent-style-name="DefaultParagraphFont" style:family="text">
      <style:text-properties style:font-name="Lucida Console" style:font-name-complex="Lucida Console" fo:color="#BF00BF"/>
    </style:style>
    <style:style style:name="T121" style:parent-style-name="DefaultParagraphFont" style:family="text">
      <style:text-properties style:font-name="Lucida Console" style:font-name-complex="Lucida Console" fo:color="#BFBF00"/>
    </style:style>
    <style:style style:name="T122" style:parent-style-name="DefaultParagraphFont" style:family="text">
      <style:text-properties style:font-name="Lucida Console" style:font-name-complex="Lucida Console" fo:color="#00BFBF"/>
    </style:style>
    <style:style style:name="P12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5" style:parent-style-name="DefaultParagraphFont" style:family="text">
      <style:text-properties style:font-name="Lucida Console" style:font-name-complex="Lucida Console"/>
    </style:style>
    <style:style style:name="T126" style:parent-style-name="DefaultParagraphFont" style:family="text">
      <style:text-properties style:font-name="Lucida Console" style:font-name-complex="Lucida Console" fo:color="#00BF00"/>
    </style:style>
    <style:style style:name="P12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1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" style:parent-style-name="DefaultParagraphFont" style:family="text">
      <style:text-properties style:font-name="Lucida Console" style:font-name-complex="Lucida Console" fo:color="#00BF00"/>
    </style:style>
    <style:style style:name="T130" style:parent-style-name="DefaultParagraphFont" style:family="text">
      <style:text-properties style:font-name="Lucida Console" style:font-name-complex="Lucida Console" fo:color="#BF00BF"/>
    </style:style>
    <style:style style:name="T131" style:parent-style-name="DefaultParagraphFont" style:family="text">
      <style:text-properties style:font-name="Lucida Console" style:font-name-complex="Lucida Console" fo:color="#BFBF00"/>
    </style:style>
    <style:style style:name="T132" style:parent-style-name="DefaultParagraphFont" style:family="text">
      <style:text-properties style:font-name="Lucida Console" style:font-name-complex="Lucida Console" fo:color="#00BFBF"/>
    </style:style>
    <style:style style:name="P13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3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3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3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8" style:parent-style-name="DefaultParagraphFont" style:family="text">
      <style:text-properties style:font-name="Lucida Console" style:font-name-complex="Lucida Console" fo:color="#00BF00"/>
    </style:style>
    <style:style style:name="T139" style:parent-style-name="DefaultParagraphFont" style:family="text">
      <style:text-properties style:font-name="Lucida Console" style:font-name-complex="Lucida Console" fo:color="#BF00BF"/>
    </style:style>
    <style:style style:name="T140" style:parent-style-name="DefaultParagraphFont" style:family="text">
      <style:text-properties style:font-name="Lucida Console" style:font-name-complex="Lucida Console" fo:color="#BFBF00"/>
    </style:style>
    <style:style style:name="T141" style:parent-style-name="DefaultParagraphFont" style:family="text">
      <style:text-properties style:font-name="Lucida Console" style:font-name-complex="Lucida Console" fo:color="#00BFBF"/>
    </style:style>
    <style:style style:name="P14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" style:parent-style-name="DefaultParagraphFont" style:family="text">
      <style:text-properties style:font-name="Lucida Console" style:font-name-complex="Lucida Console"/>
    </style:style>
    <style:style style:name="T145" style:parent-style-name="DefaultParagraphFont" style:family="text">
      <style:text-properties style:font-name="Lucida Console" style:font-name-complex="Lucida Console" fo:color="#00BF00"/>
    </style:style>
    <style:style style:name="P14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4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14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FF0000" fo:font-size="9pt" style:font-size-asian="9pt" style:font-size-complex="9pt"/>
    </style:style>
    <style:style style:name="P14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15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5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5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5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" style:parent-style-name="DefaultParagraphFont" style:family="text">
      <style:text-properties style:font-name="Lucida Console" style:font-name-complex="Lucida Console" fo:color="#00BF00"/>
    </style:style>
    <style:style style:name="T156" style:parent-style-name="DefaultParagraphFont" style:family="text">
      <style:text-properties style:font-name="Lucida Console" style:font-name-complex="Lucida Console" fo:color="#BF00BF"/>
    </style:style>
    <style:style style:name="T157" style:parent-style-name="DefaultParagraphFont" style:family="text">
      <style:text-properties style:font-name="Lucida Console" style:font-name-complex="Lucida Console" fo:color="#BFBF00"/>
    </style:style>
    <style:style style:name="T158" style:parent-style-name="DefaultParagraphFont" style:family="text">
      <style:text-properties style:font-name="Lucida Console" style:font-name-complex="Lucida Console" fo:color="#00BFBF"/>
    </style:style>
    <style:style style:name="P15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6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6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6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4" style:parent-style-name="DefaultParagraphFont" style:family="text">
      <style:text-properties style:font-name="Lucida Console" style:font-name-complex="Lucida Console" fo:color="#00BF00"/>
    </style:style>
    <style:style style:name="T165" style:parent-style-name="DefaultParagraphFont" style:family="text">
      <style:text-properties style:font-name="Lucida Console" style:font-name-complex="Lucida Console" fo:color="#BF00BF"/>
    </style:style>
    <style:style style:name="T166" style:parent-style-name="DefaultParagraphFont" style:family="text">
      <style:text-properties style:font-name="Lucida Console" style:font-name-complex="Lucida Console" fo:color="#BFBF00"/>
    </style:style>
    <style:style style:name="T167" style:parent-style-name="DefaultParagraphFont" style:family="text">
      <style:text-properties style:font-name="Lucida Console" style:font-name-complex="Lucida Console" fo:color="#00BFBF"/>
    </style:style>
    <style:style style:name="P16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6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7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7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" style:parent-style-name="DefaultParagraphFont" style:family="text">
      <style:text-properties style:font-name="Lucida Console" style:font-name-complex="Lucida Console" fo:color="#00BF00"/>
    </style:style>
    <style:style style:name="T174" style:parent-style-name="DefaultParagraphFont" style:family="text">
      <style:text-properties style:font-name="Lucida Console" style:font-name-complex="Lucida Console" fo:color="#BF00BF"/>
    </style:style>
    <style:style style:name="T175" style:parent-style-name="DefaultParagraphFont" style:family="text">
      <style:text-properties style:font-name="Lucida Console" style:font-name-complex="Lucida Console" fo:color="#BFBF00"/>
    </style:style>
    <style:style style:name="T176" style:parent-style-name="DefaultParagraphFont" style:family="text">
      <style:text-properties style:font-name="Lucida Console" style:font-name-complex="Lucida Console" fo:color="#00BFBF"/>
    </style:style>
    <style:style style:name="P17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7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7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8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8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8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8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8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8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8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8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9" style:parent-style-name="DefaultParagraphFont" style:family="text">
      <style:text-properties style:font-name="Lucida Console" style:font-name-complex="Lucida Console" fo:color="#00BF00"/>
    </style:style>
    <style:style style:name="T190" style:parent-style-name="DefaultParagraphFont" style:family="text">
      <style:text-properties style:font-name="Lucida Console" style:font-name-complex="Lucida Console" fo:color="#BF00BF"/>
    </style:style>
    <style:style style:name="T191" style:parent-style-name="DefaultParagraphFont" style:family="text">
      <style:text-properties style:font-name="Lucida Console" style:font-name-complex="Lucida Console" fo:color="#BFBF00"/>
    </style:style>
    <style:style style:name="T192" style:parent-style-name="DefaultParagraphFont" style:family="text">
      <style:text-properties style:font-name="Lucida Console" style:font-name-complex="Lucida Console" fo:color="#00BFBF"/>
    </style:style>
    <style:style style:name="P19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19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1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6" style:parent-style-name="DefaultParagraphFont" style:family="text">
      <style:text-properties style:font-name="Lucida Console" style:font-name-complex="Lucida Console" fo:color="#00BF00"/>
    </style:style>
    <style:style style:name="T197" style:parent-style-name="DefaultParagraphFont" style:family="text">
      <style:text-properties style:font-name="Lucida Console" style:font-name-complex="Lucida Console" fo:color="#BF00BF"/>
    </style:style>
    <style:style style:name="T198" style:parent-style-name="DefaultParagraphFont" style:family="text">
      <style:text-properties style:font-name="Lucida Console" style:font-name-complex="Lucida Console" fo:color="#BFBF00"/>
    </style:style>
    <style:style style:name="T199" style:parent-style-name="DefaultParagraphFont" style:family="text">
      <style:text-properties style:font-name="Lucida Console" style:font-name-complex="Lucida Console" fo:color="#00BFBF"/>
    </style:style>
    <style:style style:name="P20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0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0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4" style:parent-style-name="DefaultParagraphFont" style:family="text">
      <style:text-properties style:font-name="Lucida Console" style:font-name-complex="Lucida Console" fo:color="#00BF00"/>
    </style:style>
    <style:style style:name="T205" style:parent-style-name="DefaultParagraphFont" style:family="text">
      <style:text-properties style:font-name="Lucida Console" style:font-name-complex="Lucida Console" fo:color="#BF00BF"/>
    </style:style>
    <style:style style:name="T206" style:parent-style-name="DefaultParagraphFont" style:family="text">
      <style:text-properties style:font-name="Lucida Console" style:font-name-complex="Lucida Console" fo:color="#BFBF00"/>
    </style:style>
    <style:style style:name="T207" style:parent-style-name="DefaultParagraphFont" style:family="text">
      <style:text-properties style:font-name="Lucida Console" style:font-name-complex="Lucida Console" fo:color="#00BFBF"/>
    </style:style>
    <style:style style:name="P20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0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1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1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1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1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5" style:parent-style-name="DefaultParagraphFont" style:family="text">
      <style:text-properties style:font-name="Lucida Console" style:font-name-complex="Lucida Console" fo:color="#00BF00"/>
    </style:style>
    <style:style style:name="T216" style:parent-style-name="DefaultParagraphFont" style:family="text">
      <style:text-properties style:font-name="Lucida Console" style:font-name-complex="Lucida Console" fo:color="#BF00BF"/>
    </style:style>
    <style:style style:name="T217" style:parent-style-name="DefaultParagraphFont" style:family="text">
      <style:text-properties style:font-name="Lucida Console" style:font-name-complex="Lucida Console" fo:color="#BFBF00"/>
    </style:style>
    <style:style style:name="T218" style:parent-style-name="DefaultParagraphFont" style:family="text">
      <style:text-properties style:font-name="Lucida Console" style:font-name-complex="Lucida Console" fo:color="#00BFBF"/>
    </style:style>
    <style:style style:name="P21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2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2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2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4" style:parent-style-name="DefaultParagraphFont" style:family="text">
      <style:text-properties style:font-name="Lucida Console" style:font-name-complex="Lucida Console" fo:color="#00BF00"/>
    </style:style>
    <style:style style:name="T225" style:parent-style-name="DefaultParagraphFont" style:family="text">
      <style:text-properties style:font-name="Lucida Console" style:font-name-complex="Lucida Console" fo:color="#00BF00"/>
    </style:style>
    <style:style style:name="T226" style:parent-style-name="DefaultParagraphFont" style:family="text">
      <style:text-properties style:font-name="Lucida Console" style:font-name-complex="Lucida Console" fo:color="#BF00BF"/>
    </style:style>
    <style:style style:name="T227" style:parent-style-name="DefaultParagraphFont" style:family="text">
      <style:text-properties style:font-name="Lucida Console" style:font-name-complex="Lucida Console" fo:color="#BFBF00"/>
    </style:style>
    <style:style style:name="T228" style:parent-style-name="DefaultParagraphFont" style:family="text">
      <style:text-properties style:font-name="Lucida Console" style:font-name-complex="Lucida Console" fo:color="#00BFBF"/>
    </style:style>
    <style:style style:name="P22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3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1" style:parent-style-name="DefaultParagraphFont" style:family="text">
      <style:text-properties style:font-name="Lucida Console" style:font-name-complex="Lucida Console" fo:color="#00BF00"/>
    </style:style>
    <style:style style:name="T242" style:parent-style-name="DefaultParagraphFont" style:family="text">
      <style:text-properties style:font-name="Lucida Console" style:font-name-complex="Lucida Console" fo:color="#BF00BF"/>
    </style:style>
    <style:style style:name="T243" style:parent-style-name="DefaultParagraphFont" style:family="text">
      <style:text-properties style:font-name="Lucida Console" style:font-name-complex="Lucida Console" fo:color="#BFBF00"/>
    </style:style>
    <style:style style:name="T244" style:parent-style-name="DefaultParagraphFont" style:family="text">
      <style:text-properties style:font-name="Lucida Console" style:font-name-complex="Lucida Console" fo:color="#00BFBF"/>
    </style:style>
    <style:style style:name="P24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4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8" style:parent-style-name="DefaultParagraphFont" style:family="text">
      <style:text-properties style:font-name="Lucida Console" style:font-name-complex="Lucida Console" fo:color="#00BF00"/>
    </style:style>
    <style:style style:name="T249" style:parent-style-name="DefaultParagraphFont" style:family="text">
      <style:text-properties style:font-name="Lucida Console" style:font-name-complex="Lucida Console" fo:color="#BF00BF"/>
    </style:style>
    <style:style style:name="T250" style:parent-style-name="DefaultParagraphFont" style:family="text">
      <style:text-properties style:font-name="Lucida Console" style:font-name-complex="Lucida Console" fo:color="#BFBF00"/>
    </style:style>
    <style:style style:name="T251" style:parent-style-name="DefaultParagraphFont" style:family="text">
      <style:text-properties style:font-name="Lucida Console" style:font-name-complex="Lucida Console" fo:color="#00BFBF"/>
    </style:style>
    <style:style style:name="P25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5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5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5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57" style:parent-style-name="DefaultParagraphFont" style:family="text">
      <style:text-properties style:font-name="Lucida Console" style:font-name-complex="Lucida Console" fo:color="#00BF00"/>
    </style:style>
    <style:style style:name="T258" style:parent-style-name="DefaultParagraphFont" style:family="text">
      <style:text-properties style:font-name="Lucida Console" style:font-name-complex="Lucida Console" fo:color="#BF00BF"/>
    </style:style>
    <style:style style:name="T259" style:parent-style-name="DefaultParagraphFont" style:family="text">
      <style:text-properties style:font-name="Lucida Console" style:font-name-complex="Lucida Console" fo:color="#BFBF00"/>
    </style:style>
    <style:style style:name="T260" style:parent-style-name="DefaultParagraphFont" style:family="text">
      <style:text-properties style:font-name="Lucida Console" style:font-name-complex="Lucida Console" fo:color="#00BFBF"/>
    </style:style>
    <style:style style:name="P26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6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6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6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6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6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6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6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6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7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7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7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4" style:parent-style-name="DefaultParagraphFont" style:family="text">
      <style:text-properties style:font-name="Lucida Console" style:font-name-complex="Lucida Console" fo:color="#00BF00"/>
    </style:style>
    <style:style style:name="T275" style:parent-style-name="DefaultParagraphFont" style:family="text">
      <style:text-properties style:font-name="Lucida Console" style:font-name-complex="Lucida Console" fo:color="#BF00BF"/>
    </style:style>
    <style:style style:name="T276" style:parent-style-name="DefaultParagraphFont" style:family="text">
      <style:text-properties style:font-name="Lucida Console" style:font-name-complex="Lucida Console" fo:color="#BFBF00"/>
    </style:style>
    <style:style style:name="T277" style:parent-style-name="DefaultParagraphFont" style:family="text">
      <style:text-properties style:font-name="Lucida Console" style:font-name-complex="Lucida Console" fo:color="#00BFBF"/>
    </style:style>
    <style:style style:name="P27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7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8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8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8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8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5" style:parent-style-name="DefaultParagraphFont" style:family="text">
      <style:text-properties style:font-name="Lucida Console" style:font-name-complex="Lucida Console" fo:color="#00BF00"/>
    </style:style>
    <style:style style:name="T286" style:parent-style-name="DefaultParagraphFont" style:family="text">
      <style:text-properties style:font-name="Lucida Console" style:font-name-complex="Lucida Console" fo:color="#BF00BF"/>
    </style:style>
    <style:style style:name="T287" style:parent-style-name="DefaultParagraphFont" style:family="text">
      <style:text-properties style:font-name="Lucida Console" style:font-name-complex="Lucida Console" fo:color="#BFBF00"/>
    </style:style>
    <style:style style:name="T288" style:parent-style-name="DefaultParagraphFont" style:family="text">
      <style:text-properties style:font-name="Lucida Console" style:font-name-complex="Lucida Console" fo:color="#00BFBF"/>
    </style:style>
    <style:style style:name="P28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9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9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3" style:parent-style-name="DefaultParagraphFont" style:family="text">
      <style:text-properties style:font-name="Lucida Console" style:font-name-complex="Lucida Console" fo:color="#00BF00"/>
    </style:style>
    <style:style style:name="T294" style:parent-style-name="DefaultParagraphFont" style:family="text">
      <style:text-properties style:font-name="Lucida Console" style:font-name-complex="Lucida Console"/>
    </style:style>
    <style:style style:name="T295" style:parent-style-name="DefaultParagraphFont" style:family="text">
      <style:text-properties style:font-name="Lucida Console" style:font-name-complex="Lucida Console" fo:color="#00BFBF"/>
    </style:style>
    <style:style style:name="T296" style:parent-style-name="DefaultParagraphFont" style:family="text">
      <style:text-properties style:font-name="Lucida Console" style:font-name-complex="Lucida Console"/>
    </style:style>
    <style:style style:name="P29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2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9" style:parent-style-name="DefaultParagraphFont" style:family="text">
      <style:text-properties style:font-name="Lucida Console" style:font-name-complex="Lucida Console" fo:color="#00BF00"/>
    </style:style>
    <style:style style:name="T300" style:parent-style-name="DefaultParagraphFont" style:family="text">
      <style:text-properties style:font-name="Lucida Console" style:font-name-complex="Lucida Console"/>
    </style:style>
    <style:style style:name="T301" style:parent-style-name="DefaultParagraphFont" style:family="text">
      <style:text-properties style:font-name="Lucida Console" style:font-name-complex="Lucida Console" fo:color="#00BFBF"/>
    </style:style>
    <style:style style:name="T302" style:parent-style-name="DefaultParagraphFont" style:family="text">
      <style:text-properties style:font-name="Lucida Console" style:font-name-complex="Lucida Console"/>
    </style:style>
    <style:style style:name="P30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0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6" style:parent-style-name="DefaultParagraphFont" style:family="text">
      <style:text-properties style:font-name="Lucida Console" style:font-name-complex="Lucida Console" fo:color="#00BF00"/>
    </style:style>
    <style:style style:name="T307" style:parent-style-name="DefaultParagraphFont" style:family="text">
      <style:text-properties style:font-name="Lucida Console" style:font-name-complex="Lucida Console"/>
    </style:style>
    <style:style style:name="T308" style:parent-style-name="DefaultParagraphFont" style:family="text">
      <style:text-properties style:font-name="Lucida Console" style:font-name-complex="Lucida Console"/>
    </style:style>
    <style:style style:name="P3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0" style:parent-style-name="DefaultParagraphFont" style:family="text">
      <style:text-properties style:font-name="Lucida Console" style:font-name-complex="Lucida Console"/>
    </style:style>
    <style:style style:name="T311" style:parent-style-name="DefaultParagraphFont" style:family="text">
      <style:text-properties style:font-name="Lucida Console" style:font-name-complex="Lucida Console" fo:color="#FF40FF"/>
    </style:style>
    <style:style style:name="T312" style:parent-style-name="DefaultParagraphFont" style:family="text">
      <style:text-properties style:font-name="Lucida Console" style:font-name-complex="Lucida Console"/>
    </style:style>
    <style:style style:name="P31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1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1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1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8" style:parent-style-name="DefaultParagraphFont" style:family="text">
      <style:text-properties style:font-name="Lucida Console" style:font-name-complex="Lucida Console" fo:color="#00BF00"/>
    </style:style>
    <style:style style:name="T319" style:parent-style-name="DefaultParagraphFont" style:family="text">
      <style:text-properties style:font-name="Lucida Console" style:font-name-complex="Lucida Console"/>
    </style:style>
    <style:style style:name="T320" style:parent-style-name="DefaultParagraphFont" style:family="text">
      <style:text-properties style:font-name="Lucida Console" style:font-name-complex="Lucida Console" fo:color="#00BFBF"/>
    </style:style>
    <style:style style:name="T321" style:parent-style-name="DefaultParagraphFont" style:family="text">
      <style:text-properties style:font-name="Lucida Console" style:font-name-complex="Lucida Console"/>
    </style:style>
    <style:style style:name="P32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4" style:parent-style-name="DefaultParagraphFont" style:family="text">
      <style:text-properties style:font-name="Lucida Console" style:font-name-complex="Lucida Console" fo:color="#00BF00"/>
    </style:style>
    <style:style style:name="T325" style:parent-style-name="DefaultParagraphFont" style:family="text">
      <style:text-properties style:font-name="Lucida Console" style:font-name-complex="Lucida Console"/>
    </style:style>
    <style:style style:name="P3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7" style:parent-style-name="DefaultParagraphFont" style:family="text">
      <style:text-properties style:font-name="Lucida Console" style:font-name-complex="Lucida Console"/>
    </style:style>
    <style:style style:name="T328" style:parent-style-name="DefaultParagraphFont" style:family="text">
      <style:text-properties style:font-name="Lucida Console" style:font-name-complex="Lucida Console" fo:color="#FF40FF"/>
    </style:style>
    <style:style style:name="T329" style:parent-style-name="DefaultParagraphFont" style:family="text">
      <style:text-properties style:font-name="Lucida Console" style:font-name-complex="Lucida Console"/>
    </style:style>
    <style:style style:name="P33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3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3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4" style:parent-style-name="DefaultParagraphFont" style:family="text">
      <style:text-properties style:font-name="Lucida Console" style:font-name-complex="Lucida Console" fo:color="#00BF00"/>
    </style:style>
    <style:style style:name="T335" style:parent-style-name="DefaultParagraphFont" style:family="text">
      <style:text-properties style:font-name="Lucida Console" style:font-name-complex="Lucida Console" fo:color="#BF00BF"/>
    </style:style>
    <style:style style:name="T336" style:parent-style-name="DefaultParagraphFont" style:family="text">
      <style:text-properties style:font-name="Lucida Console" style:font-name-complex="Lucida Console" fo:color="#BFBF00"/>
    </style:style>
    <style:style style:name="T337" style:parent-style-name="DefaultParagraphFont" style:family="text">
      <style:text-properties style:font-name="Lucida Console" style:font-name-complex="Lucida Console" fo:color="#00BFBF"/>
    </style:style>
    <style:style style:name="P33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3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1" style:parent-style-name="DefaultParagraphFont" style:family="text">
      <style:text-properties style:font-name="Lucida Console" style:font-name-complex="Lucida Console" fo:color="#00BF00"/>
    </style:style>
    <style:style style:name="T342" style:parent-style-name="DefaultParagraphFont" style:family="text">
      <style:text-properties style:font-name="Lucida Console" style:font-name-complex="Lucida Console" fo:color="#BF00BF"/>
    </style:style>
    <style:style style:name="T343" style:parent-style-name="DefaultParagraphFont" style:family="text">
      <style:text-properties style:font-name="Lucida Console" style:font-name-complex="Lucida Console" fo:color="#BFBF00"/>
    </style:style>
    <style:style style:name="T344" style:parent-style-name="DefaultParagraphFont" style:family="text">
      <style:text-properties style:font-name="Lucida Console" style:font-name-complex="Lucida Console" fo:color="#00BFBF"/>
    </style:style>
    <style:style style:name="P34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4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8" style:parent-style-name="DefaultParagraphFont" style:family="text">
      <style:text-properties style:font-name="Lucida Console" style:font-name-complex="Lucida Console" fo:color="#00BF00"/>
    </style:style>
    <style:style style:name="T349" style:parent-style-name="DefaultParagraphFont" style:family="text">
      <style:text-properties style:font-name="Lucida Console" style:font-name-complex="Lucida Console" fo:color="#BF00BF"/>
    </style:style>
    <style:style style:name="T350" style:parent-style-name="DefaultParagraphFont" style:family="text">
      <style:text-properties style:font-name="Lucida Console" style:font-name-complex="Lucida Console" fo:color="#BFBF00"/>
    </style:style>
    <style:style style:name="T351" style:parent-style-name="DefaultParagraphFont" style:family="text">
      <style:text-properties style:font-name="Lucida Console" style:font-name-complex="Lucida Console" fo:color="#00BFBF"/>
    </style:style>
    <style:style style:name="P35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5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5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5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5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5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5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5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6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2" style:parent-style-name="DefaultParagraphFont" style:family="text">
      <style:text-properties style:font-name="Lucida Console" style:font-name-complex="Lucida Console" fo:color="#00BF00"/>
    </style:style>
    <style:style style:name="T363" style:parent-style-name="DefaultParagraphFont" style:family="text">
      <style:text-properties style:font-name="Lucida Console" style:font-name-complex="Lucida Console" fo:color="#BF00BF"/>
    </style:style>
    <style:style style:name="T364" style:parent-style-name="DefaultParagraphFont" style:family="text">
      <style:text-properties style:font-name="Lucida Console" style:font-name-complex="Lucida Console" fo:color="#BFBF00"/>
    </style:style>
    <style:style style:name="T365" style:parent-style-name="DefaultParagraphFont" style:family="text">
      <style:text-properties style:font-name="Lucida Console" style:font-name-complex="Lucida Console" fo:color="#00BFBF"/>
    </style:style>
    <style:style style:name="P36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6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6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6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7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7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7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7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7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6" style:parent-style-name="DefaultParagraphFont" style:family="text">
      <style:text-properties style:font-name="Lucida Console" style:font-name-complex="Lucida Console" fo:color="#00BF00"/>
    </style:style>
    <style:style style:name="T377" style:parent-style-name="DefaultParagraphFont" style:family="text">
      <style:text-properties style:font-name="Lucida Console" style:font-name-complex="Lucida Console" fo:color="#BF00BF"/>
    </style:style>
    <style:style style:name="T378" style:parent-style-name="DefaultParagraphFont" style:family="text">
      <style:text-properties style:font-name="Lucida Console" style:font-name-complex="Lucida Console" fo:color="#BFBF00"/>
    </style:style>
    <style:style style:name="T379" style:parent-style-name="DefaultParagraphFont" style:family="text">
      <style:text-properties style:font-name="Lucida Console" style:font-name-complex="Lucida Console" fo:color="#00BFBF"/>
    </style:style>
    <style:style style:name="P38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8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8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8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8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8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8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8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8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8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9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9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9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9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39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395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396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397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39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39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40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40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40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403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404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color="#00BF00" fo:hyphenate="true"/>
    </style:style>
    <style:style style:name="P4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6" style:parent-style-name="DefaultParagraphFont" style:family="text">
      <style:text-properties style:font-name="Lucida Console" style:font-name-complex="Lucida Console" fo:color="#00BF00"/>
    </style:style>
    <style:style style:name="T407" style:parent-style-name="DefaultParagraphFont" style:family="text">
      <style:text-properties style:font-name="Lucida Console" style:font-name-complex="Lucida Console" fo:color="#BF00BF"/>
    </style:style>
    <style:style style:name="T408" style:parent-style-name="DefaultParagraphFont" style:family="text">
      <style:text-properties style:font-name="Lucida Console" style:font-name-complex="Lucida Console" fo:color="#BFBF00"/>
    </style:style>
    <style:style style:name="T409" style:parent-style-name="DefaultParagraphFont" style:family="text">
      <style:text-properties style:font-name="Lucida Console" style:font-name-complex="Lucida Console" fo:color="#00BFBF"/>
    </style:style>
    <style:style style:name="P41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41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1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1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5" style:parent-style-name="DefaultParagraphFont" style:family="text">
      <style:text-properties style:font-name="Lucida Console" style:font-name-complex="Lucida Console" fo:color="#00BF00"/>
    </style:style>
    <style:style style:name="T416" style:parent-style-name="DefaultParagraphFont" style:family="text">
      <style:text-properties style:font-name="Lucida Console" style:font-name-complex="Lucida Console" fo:color="#BF00BF"/>
    </style:style>
    <style:style style:name="T417" style:parent-style-name="DefaultParagraphFont" style:family="text">
      <style:text-properties style:font-name="Lucida Console" style:font-name-complex="Lucida Console" fo:color="#BFBF00"/>
    </style:style>
    <style:style style:name="T418" style:parent-style-name="DefaultParagraphFont" style:family="text">
      <style:text-properties style:font-name="Lucida Console" style:font-name-complex="Lucida Console" fo:color="#00BFBF"/>
    </style:style>
    <style:style style:name="P419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420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421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422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4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4" style:parent-style-name="DefaultParagraphFont" style:family="text">
      <style:text-properties style:font-name="Lucida Console" style:font-name-complex="Lucida Console" fo:color="#00BF00"/>
    </style:style>
    <style:style style:name="T425" style:parent-style-name="DefaultParagraphFont" style:family="text">
      <style:text-properties style:font-name="Lucida Console" style:font-name-complex="Lucida Console" fo:color="#BF00BF"/>
    </style:style>
    <style:style style:name="T426" style:parent-style-name="DefaultParagraphFont" style:family="text">
      <style:text-properties style:font-name="Lucida Console" style:font-name-complex="Lucida Console" fo:color="#BFBF00"/>
    </style:style>
    <style:style style:name="T427" style:parent-style-name="DefaultParagraphFont" style:family="text">
      <style:text-properties style:font-name="Lucida Console" style:font-name-complex="Lucida Console" fo:color="#00BFBF"/>
    </style:style>
    <style:style style:name="P428" style:parent-style-name="Normal" style:family="paragraph">
      <style:paragraph-properties style:text-autospace="none" style:vertical-align="auto" fo:margin-bottom="0in" fo:line-height="100%"/>
      <style:text-properties style:font-name="Lucida Console" style:font-name-complex="Lucida Console" fo:hyphenate="true"/>
    </style:style>
    <style:style style:name="P4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0" style:parent-style-name="DefaultParagraphFont" style:family="text">
      <style:text-properties style:font-name="Lucida Console" style:font-name-complex="Lucida Console" fo:color="#BFBF00"/>
    </style:style>
    <style:style style:name="T431" style:parent-style-name="DefaultParagraphFont" style:family="text">
      <style:text-properties style:font-name="Lucida Console" style:font-name-complex="Lucida Console" fo:color="#40FFFF"/>
    </style:style>
    <style:style style:name="T432" style:parent-style-name="DefaultParagraphFont" style:family="text">
      <style:text-properties style:font-name="Lucida Console" style:font-name-complex="Lucida Console" fo:color="#40FF40"/>
    </style:style>
    <style:style style:name="T433" style:parent-style-name="DefaultParagraphFont" style:family="text">
      <style:text-properties style:font-name="Lucida Console" style:font-name-complex="Lucida Console" fo:color="#BFBF00"/>
    </style:style>
    <style:style style:name="T434" style:parent-style-name="DefaultParagraphFont" style:family="text">
      <style:text-properties style:font-name="Lucida Console" style:font-name-complex="Lucida Console"/>
    </style:style>
    <style:style style:name="P4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6" style:parent-style-name="DefaultParagraphFont" style:family="text">
      <style:text-properties style:font-name="Lucida Console" style:font-name-complex="Lucida Console" fo:color="#BFBF00"/>
    </style:style>
    <style:style style:name="T437" style:parent-style-name="DefaultParagraphFont" style:family="text">
      <style:text-properties style:font-name="Lucida Console" style:font-name-complex="Lucida Console" fo:color="#FF4040"/>
    </style:style>
    <style:style style:name="T438" style:parent-style-name="DefaultParagraphFont" style:family="text">
      <style:text-properties style:font-name="Lucida Console" style:font-name-complex="Lucida Console" fo:color="#BFBF00"/>
    </style:style>
    <style:style style:name="T439" style:parent-style-name="DefaultParagraphFont" style:family="text">
      <style:text-properties style:font-name="Lucida Console" style:font-name-complex="Lucida Console" fo:color="#FF4040"/>
    </style:style>
    <style:style style:name="T440" style:parent-style-name="DefaultParagraphFont" style:family="text">
      <style:text-properties style:font-name="Lucida Console" style:font-name-complex="Lucida Console" fo:color="#BFBF00"/>
    </style:style>
    <style:style style:name="T441" style:parent-style-name="DefaultParagraphFont" style:family="text">
      <style:text-properties style:font-name="Lucida Console" style:font-name-complex="Lucida Console" fo:color="#FF4040"/>
    </style:style>
    <style:style style:name="T442" style:parent-style-name="DefaultParagraphFont" style:family="text">
      <style:text-properties style:font-name="Lucida Console" style:font-name-complex="Lucida Console" fo:color="#BFBF00"/>
    </style:style>
    <style:style style:name="T443" style:parent-style-name="DefaultParagraphFont" style:family="text">
      <style:text-properties style:font-name="Lucida Console" style:font-name-complex="Lucida Console" fo:color="#40FF40"/>
    </style:style>
    <style:style style:name="T444" style:parent-style-name="DefaultParagraphFont" style:family="text">
      <style:text-properties style:font-name="Lucida Console" style:font-name-complex="Lucida Console" fo:color="#BFBF00"/>
    </style:style>
    <style:style style:name="T445" style:parent-style-name="DefaultParagraphFont" style:family="text">
      <style:text-properties style:font-name="Lucida Console" style:font-name-complex="Lucida Console"/>
    </style:style>
    <style:style style:name="P44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4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4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4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5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6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6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62" style:parent-style-name="Normal" style:family="paragraph">
      <style:paragraph-properties style:text-autospace="none" fo:margin-bottom="0in" fo:line-height="100%"/>
    </style:style>
    <style:style style:name="T463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64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465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P46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6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6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69" style:parent-style-name="Normal" style:family="paragraph">
      <style:paragraph-properties style:text-autospace="none" fo:margin-bottom="0in" fo:line-height="100%"/>
    </style:style>
    <style:style style:name="T470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71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472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473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47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7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7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7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7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7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8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81" style:parent-style-name="Normal" style:family="paragraph">
      <style:paragraph-properties style:text-autospace="none" fo:margin-bottom="0in" fo:line-height="100%"/>
    </style:style>
    <style:style style:name="T482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483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P48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0000" fo:font-size="9pt" style:font-size-asian="9pt" style:font-size-complex="9pt"/>
    </style:style>
    <style:style style:name="P48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8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87" style:parent-style-name="Normal" style:family="paragraph">
      <style:paragraph-properties style:text-autospace="none" fo:margin-bottom="0in" fo:line-height="100%"/>
    </style:style>
    <style:style style:name="T488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89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490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491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49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9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94" style:parent-style-name="Normal" style:family="paragraph">
      <style:paragraph-properties style:text-autospace="none" fo:margin-bottom="0in" fo:line-height="100%"/>
    </style:style>
    <style:style style:name="T49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96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497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498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499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0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0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0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0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0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0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0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07" style:parent-style-name="Normal" style:family="paragraph">
      <style:paragraph-properties style:text-autospace="none" fo:margin-bottom="0in" fo:line-height="100%"/>
    </style:style>
    <style:style style:name="T508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509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P51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51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512" style:parent-style-name="Normal" style:family="paragraph">
      <style:paragraph-properties style:text-autospace="none" fo:margin-bottom="0in" fo:line-height="100%"/>
    </style:style>
    <style:style style:name="T513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514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15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516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1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1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1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2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3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3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32" style:parent-style-name="Normal" style:family="paragraph">
      <style:paragraph-properties style:text-autospace="none" fo:margin-bottom="0in" fo:line-height="100%"/>
    </style:style>
    <style:style style:name="T533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534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35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536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3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3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39" style:parent-style-name="Normal" style:family="paragraph">
      <style:paragraph-properties style:text-autospace="none" fo:margin-bottom="0in" fo:line-height="100%"/>
    </style:style>
    <style:style style:name="T540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541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42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543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4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4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4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4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4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49" style:parent-style-name="Normal" style:family="paragraph">
      <style:paragraph-properties style:text-autospace="none" fo:margin-bottom="0in" fo:line-height="100%"/>
    </style:style>
    <style:style style:name="T550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551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52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553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5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5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56" style:parent-style-name="Normal" style:family="paragraph">
      <style:paragraph-properties style:text-autospace="none" fo:margin-bottom="0in" fo:line-height="100%"/>
    </style:style>
    <style:style style:name="T557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558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59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560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6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6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6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6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6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6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6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6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6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7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7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7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7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74" style:parent-style-name="Normal" style:family="paragraph">
      <style:paragraph-properties style:text-autospace="none" fo:margin-bottom="0in" fo:line-height="100%"/>
    </style:style>
    <style:style style:name="T57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576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77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578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7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8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8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8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8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8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8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86" style:parent-style-name="Normal" style:family="paragraph">
      <style:paragraph-properties style:text-autospace="none" fo:margin-bottom="0in" fo:line-height="100%"/>
    </style:style>
    <style:style style:name="T587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588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P58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0000" fo:font-size="9pt" style:font-size-asian="9pt" style:font-size-complex="9pt"/>
    </style:style>
    <style:style style:name="P59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9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92" style:parent-style-name="Normal" style:family="paragraph">
      <style:paragraph-properties style:text-autospace="none" fo:margin-bottom="0in" fo:line-height="100%"/>
    </style:style>
    <style:style style:name="T593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594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595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596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59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9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99" style:parent-style-name="Normal" style:family="paragraph">
      <style:paragraph-properties style:text-autospace="none" fo:margin-bottom="0in" fo:line-height="100%"/>
    </style:style>
    <style:style style:name="T600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601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602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603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60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0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0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0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0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0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10" style:parent-style-name="Normal" style:family="paragraph">
      <style:paragraph-properties style:text-autospace="none" fo:margin-bottom="0in" fo:line-height="100%"/>
    </style:style>
    <style:style style:name="T611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T612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P61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61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615" style:parent-style-name="Normal" style:family="paragraph">
      <style:paragraph-properties style:text-autospace="none" fo:margin-bottom="0in" fo:line-height="100%"/>
    </style:style>
    <style:style style:name="T616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617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618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619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62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2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2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2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24" style:parent-style-name="Normal" style:family="paragraph">
      <style:paragraph-properties style:text-autospace="none" fo:margin-bottom="0in" fo:line-height="100%"/>
    </style:style>
    <style:style style:name="T62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626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627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628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62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3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3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3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3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3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3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3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T637" style:parent-style-name="DefaultParagraphFont" style:family="text">
      <style:text-properties style:font-name="Lucida Console" style:font-name-complex="Lucida Console" fo:font-size="12pt" style:font-size-asian="12pt" style:font-size-complex="12pt"/>
    </style:style>
  </office:automatic-styles>
  <office:body>
    <office:text text:use-soft-page-breaks="true">
      <text:p text:style-name="P1">Git commands</text:p>
      <text:p text:style-name="P2"/>
      <text:p text:style-name="P3">First Create a repository in your github account using the name “ESD” with clicking any option for the files, such as<text:s/></text:p>
      <text:p text:style-name="P4"/>
      <text:p text:style-name="P5">Use the following commands to push the files on your local system to github repository</text:p>
      <text:p text:style-name="P6">echo "# ESD" &gt;&gt;<text:s/>README.md</text:p>
      <text:p text:style-name="P7"/>
      <text:p text:style-name="P8"><text:span text:style-name="T9">munaw@LAPTOP-O8VG0EAQ<text:s/></text:span><text:span text:style-name="T10">MINGW64<text:s/></text:span><text:span text:style-name="T11">~/Desktop/git</text:span><text:span text:style-name="T12"><text:s/>(main)</text:span></text:p>
      <text:p text:style-name="P13">$cd js</text:p>
      <text:p text:style-name="P14"/>
      <text:p text:style-name="P15"><text:span text:style-name="T16">munaw@LAPTOP-O8VG0EAQ<text:s/></text:span><text:span text:style-name="T17">MINGW64<text:s/></text:span><text:span text:style-name="T18">~/Desktop/git/js</text:span><text:span text:style-name="T19"><text:s/>(main)</text:span></text:p>
      <text:p text:style-name="P20">$git init</text:p>
      <text:p text:style-name="P21"/>
      <text:p text:style-name="P22"><text:span text:style-name="T23">munaw@LAPTOP-O8VG0EAQ<text:s/></text:span><text:span text:style-name="T24">MINGW64<text:s/></text:span><text:span text:style-name="T25">~/Desktop/git/js</text:span><text:span text:style-name="T26"><text:s/>(main)</text:span></text:p>
      <text:p text:style-name="P27">$git add script.js</text:p>
      <text:p text:style-name="P28"/>
      <text:p text:style-name="P29"><text:span text:style-name="T30">munaw@LAPTOP-O8VG0EAQ<text:s/></text:span><text:span text:style-name="T31">MINGW64<text:s/></text:span><text:span text:style-name="T32">~/Desktop/git/js</text:span><text:span text:style-name="T33"><text:s/>(main)</text:span></text:p>
      <text:p text:style-name="P34">$git commit -m "Commit script.js"</text:p>
      <text:p text:style-name="P35"/>
      <text:p text:style-name="P36"><text:span text:style-name="T37">munaw@LAPTOP-O8VG0EAQ<text:s/></text:span><text:span text:style-name="T38">MINGW64<text:s/></text:span><text:span text:style-name="T39">~/Desktop/git/js</text:span><text:span text:style-name="T40"><text:s/>(main)</text:span></text:p>
      <text:p text:style-name="P41">$ git branch -M main</text:p>
      <text:p text:style-name="P42"/>
      <text:p text:style-name="P43"><text:span text:style-name="T44">munaw@LAPTOP-O8VG0EAQ<text:s/></text:span><text:span text:style-name="T45">MINGW64<text:s/></text:span><text:span text:style-name="T46">~/Desktop/git/js</text:span><text:span text:style-name="T47"><text:s/>(main)</text:span></text:p>
      <text:p text:style-name="P48"><text:span text:style-name="T49">$ git remote add “script.js” https://github.com/MuhammadIqbal2021/E</text:span><text:span text:style-name="T50">SD.git</text:span></text:p>
      <text:p text:style-name="P51"/>
      <text:p text:style-name="P52"><text:span text:style-name="T53">munaw@LAPTOP-O8VG0EAQ<text:s/></text:span><text:span text:style-name="T54">MINGW64<text:s/></text:span><text:span text:style-name="T55">~/Desktop/git/js</text:span><text:span text:style-name="T56"><text:s/>(main)</text:span></text:p>
      <text:p text:style-name="P57">$ git push -u origin main</text:p>
      <text:p text:style-name="P58">Enumerating objects: 3, done.</text:p>
      <text:p text:style-name="P59">Counting objects: 100% (3/3), done.</text:p>
      <text:p text:style-name="P60">Delta compression using up to 8 threads</text:p>
      <text:p text:style-name="P61">Compressing objects: 100% (2/2), done.</text:p>
      <text:p text:style-name="P62">Writing<text:s/>objects: 100% (3/3), 275 bytes | 275.00 KiB/s, done.</text:p>
      <text:p text:style-name="P63">Total 3 (delta 0), reused 0 (delta 0), pack-reused 0</text:p>
      <text:p text:style-name="P64">To https://github.com/MuhammadIqbal2021/ESD.git</text:p>
      <text:p text:style-name="P65"><text:s/>* [new branch] <text:s text:c="5"/>main -&gt; main</text:p>
      <text:p text:style-name="P66">Branch 'main' set up to track remote branch 'main' from<text:s/>'origin'.</text:p>
      <text:p text:style-name="P67"/>
      <text:list text:style-name="LFO1" text:continue-numbering="true">
        <text:list-item>
          <text:p text:style-name="P68">If you see some errors, please use the following command as mentioned below</text:p>
        </text:list-item>
        <text:list-item>
          <text:p text:style-name="P69"><text:span text:style-name="T70">git remote set-url origin https://github.com/MuhammadIqbal2021/ESD1.git</text:span></text:p>
        </text:list-item>
      </text:list>
      <text:p text:style-name="P71"/>
      <text:p text:style-name="P72"><text:span text:style-name="T73">munaw@LAPTOP-O8VG0EAQ<text:s/></text:span><text:span text:style-name="T74">MINGW64<text:s/></text:span><text:span text:style-name="T75">~/Desktop/git/js</text:span><text:span text:style-name="T76"><text:s/>(main)</text:span></text:p>
      <text:p text:style-name="P77">$ git status</text:p>
      <text:p text:style-name="P78">On branch main</text:p>
      <text:p text:style-name="P79">Your branch is<text:s/>up to date with 'origin/main'.</text:p>
      <text:p text:style-name="P80"/>
      <text:p text:style-name="P81">nothing to commit, working tree clean</text:p>
      <text:p text:style-name="P82"/>
      <text:p text:style-name="P83">How to create the branches</text:p>
      <text:p text:style-name="P84"/>
      <text:p text:style-name="P85">Create a branch named as feature_1 on github</text:p>
      <text:p text:style-name="P86"/>
      <text:p text:style-name="P87"><text:span text:style-name="T88">munaw@LAPTOP-O8VG0EAQ<text:s/></text:span><text:span text:style-name="T89">MINGW64<text:s/></text:span><text:span text:style-name="T90">~/Desktop/git/js</text:span><text:span text:style-name="T91"><text:s/>(main)</text:span></text:p>
      <text:soft-page-break/>
      <text:p text:style-name="P92">$ git remote -v</text:p>
      <text:p text:style-name="P93">origin <text:s/>https://github.com/MuhammadIqbal2021/ESD.git (fetch)</text:p>
      <text:p text:style-name="P94">origin <text:s/>https://github.com/MuhammadIqbal2021/ESD.git (push)</text:p>
      <text:p text:style-name="P95">script.js <text:s text:c="6"/>https://github.com/MuhammadIqbal2021/ESD.git (fetch)</text:p>
      <text:p text:style-name="P96">script.js <text:s text:c="6"/>https://github.com/MuhammadIqbal2021/ESD.git (push)</text:p>
      <text:p text:style-name="P97"/>
      <text:p text:style-name="P98"><text:span text:style-name="T99">munaw@LAPTOP-O8VG0EAQ<text:s/></text:span><text:span text:style-name="T100">MINGW64<text:s/></text:span><text:span text:style-name="T101">~/Desktop/git/js</text:span><text:span text:style-name="T102"><text:s/>(main)</text:span></text:p>
      <text:p text:style-name="P103">$ git branch</text:p>
      <text:p text:style-name="P104"><text:span text:style-name="T105">*<text:s/></text:span><text:span text:style-name="T106">main</text:span></text:p>
      <text:p text:style-name="P107"/>
      <text:p text:style-name="P108"><text:span text:style-name="T109">munaw@LAPTOP-O8VG0EAQ<text:s/></text:span><text:span text:style-name="T110">MINGW64<text:s/></text:span><text:span text:style-name="T111">~/Desktop/git/js</text:span><text:span text:style-name="T112"><text:s/>(main)</text:span></text:p>
      <text:p text:style-name="P113">$ git fetch script.js</text:p>
      <text:p text:style-name="P114">From https://github.com/MuhammadIqbal2021/ESD</text:p>
      <text:p text:style-name="P115"><text:s/>* [new branch] <text:s text:c="5"/>feature_1 <text:s/>-&gt; script.js/feature_1</text:p>
      <text:p text:style-name="P116"><text:s/>* [new branch] <text:s text:c="5"/>main <text:s text:c="6"/>-&gt; script.js/main</text:p>
      <text:p text:style-name="P117"/>
      <text:p text:style-name="P118"><text:span text:style-name="T119">munaw@LAPTOP-O8VG0EAQ<text:s/></text:span><text:span text:style-name="T120">MINGW64<text:s/></text:span><text:span text:style-name="T121">~/Desktop/git/js</text:span><text:span text:style-name="T122"><text:s/>(main)</text:span></text:p>
      <text:p text:style-name="P123">$ git branch</text:p>
      <text:p text:style-name="P124"><text:span text:style-name="T125">*<text:s/></text:span><text:span text:style-name="T126">main</text:span></text:p>
      <text:p text:style-name="P127"/>
      <text:p text:style-name="P128"><text:span text:style-name="T129">munaw@LAPTOP-O8VG0EAQ<text:s/></text:span><text:span text:style-name="T130">MINGW64<text:s/></text:span><text:span text:style-name="T131">~/Desktop/git/js</text:span><text:span text:style-name="T132"><text:s/>(main)</text:span></text:p>
      <text:p text:style-name="P133">$ git checkout<text:s/>feature_1</text:p>
      <text:p text:style-name="P134">Switched to a new branch 'feature_1'</text:p>
      <text:p text:style-name="P135">Branch 'feature_1' set up to track remote branch 'feature_1' from 'script.js'.</text:p>
      <text:p text:style-name="P136"/>
      <text:p text:style-name="P137"><text:span text:style-name="T138">munaw@LAPTOP-O8VG0EAQ<text:s/></text:span><text:span text:style-name="T139">MINGW64<text:s/></text:span><text:span text:style-name="T140">~/Desktop/git/js</text:span><text:span text:style-name="T141"><text:s/>(feature_1)</text:span></text:p>
      <text:p text:style-name="P142">$ git branch</text:p>
      <text:p text:style-name="P143"><text:span text:style-name="T144">*<text:s/></text:span><text:span text:style-name="T145">feature_1</text:span></text:p>
      <text:p text:style-name="P146"><text:s text:c="2"/>main</text:p>
      <text:p text:style-name="P147"/>
      <text:p text:style-name="P148">Open the file using the nano<text:s/>editor</text:p>
      <text:p text:style-name="P149"/>
      <text:p text:style-name="P150">$ git checkout feature_1</text:p>
      <text:p text:style-name="P151">Switched to branch 'feature_1'</text:p>
      <text:p text:style-name="P152">Your branch is up to date with 'script.js/feature_1'.</text:p>
      <text:p text:style-name="P153"/>
      <text:p text:style-name="P154"><text:span text:style-name="T155">munaw@LAPTOP-O8VG0EAQ<text:s/></text:span><text:span text:style-name="T156">MINGW64<text:s/></text:span><text:span text:style-name="T157">~/Desktop/git/js</text:span><text:span text:style-name="T158"><text:s/>(feature_1)</text:span></text:p>
      <text:p text:style-name="P159">$ nano script.js</text:p>
      <text:p text:style-name="P160"/>
      <text:p text:style-name="P161">Changed the variable name from ‘c’ to ‘d’</text:p>
      <text:p text:style-name="P162"/>
      <text:p text:style-name="P163"><text:span text:style-name="T164">munaw@LAPTOP-O8VG0EAQ<text:s/></text:span><text:span text:style-name="T165">MINGW64<text:s/></text:span><text:span text:style-name="T166">~/Desktop/git/js</text:span><text:span text:style-name="T167"><text:s/>(feature_1)</text:span></text:p>
      <text:p text:style-name="P168">$ git commit -am "changed the name of the variable in the feature_1 branch"</text:p>
      <text:p text:style-name="P169">[feature_1 474a336] changed the name of the variable in the feature_1 branch</text:p>
      <text:p text:style-name="P170"><text:s/>1 file changed, 1 insertion(+), 1 deletion(-)</text:p>
      <text:p text:style-name="P171"/>
      <text:p text:style-name="P172"><text:span text:style-name="T173">munaw@LAPTOP-O8VG0EAQ<text:s/></text:span><text:span text:style-name="T174">MINGW64<text:s/></text:span><text:span text:style-name="T175">~/Desktop/git/js</text:span><text:span text:style-name="T176"><text:s/>(feature_1)</text:span></text:p>
      <text:p text:style-name="P177">$ git push -u origin feature_1</text:p>
      <text:p text:style-name="P178">Enumerating objects: 5, done.</text:p>
      <text:p text:style-name="P179">Counting objects: 100% (5/5), done.</text:p>
      <text:p text:style-name="P180">Delta compression using up to 8 threads</text:p>
      <text:p text:style-name="P181">Compressing objects: 100% (2/2), done.</text:p>
      <text:p text:style-name="P182">Writing objects:<text:s/>100% (3/3), 330 bytes | 330.00 KiB/s, done.</text:p>
      <text:p text:style-name="P183">Total 3 (delta 0), reused 0 (delta 0), pack-reused 0</text:p>
      <text:p text:style-name="P184">To https://github.com/MuhammadIqbal2021/ESD.git</text:p>
      <text:p text:style-name="P185"><text:s text:c="3"/>567197e..474a336 <text:s/>feature_1 -&gt; feature_1</text:p>
      <text:soft-page-break/>
      <text:p text:style-name="P186">Branch 'feature_1' set up to track remote branch 'feature_1' from 'origin'.</text:p>
      <text:p text:style-name="P187"/>
      <text:p text:style-name="P188"><text:span text:style-name="T189">munaw@LAPTOP-O8VG0EAQ<text:s/></text:span><text:span text:style-name="T190">MINGW64<text:s/></text:span><text:span text:style-name="T191">~/Desktop/git/js</text:span><text:span text:style-name="T192"><text:s/>(feature_1)</text:span></text:p>
      <text:p text:style-name="P193">$ nano script.js</text:p>
      <text:p text:style-name="P194"/>
      <text:p text:style-name="P195"><text:span text:style-name="T196">munaw@LAPTOP-O8VG0EAQ<text:s/></text:span><text:span text:style-name="T197">MINGW64<text:s/></text:span><text:span text:style-name="T198">~/Desktop/git/js</text:span><text:span text:style-name="T199"><text:s/>(main)</text:span></text:p>
      <text:p text:style-name="P200">$ git merge feature_1</text:p>
      <text:p text:style-name="P201">Merge made by the 'recursive' strategy.</text:p>
      <text:p text:style-name="P202"/>
      <text:p text:style-name="P203"><text:span text:style-name="T204">munaw@LAPTOP-O8VG0EAQ<text:s/></text:span><text:span text:style-name="T205">MINGW64<text:s/></text:span><text:span text:style-name="T206">~/Desktop/git/js</text:span><text:span text:style-name="T207"><text:s/>(feature_1)</text:span></text:p>
      <text:p text:style-name="P208">$ git checkout main</text:p>
      <text:p text:style-name="P209">Switched to branch 'main'</text:p>
      <text:p text:style-name="P210">M <text:s text:c="6"/>script.js</text:p>
      <text:p text:style-name="P211">Your branch is ahead of 'origin/main' by 2 commits.</text:p>
      <text:p text:style-name="P212"><text:s text:c="2"/>(use "git push" to publish your local commits)</text:p>
      <text:p text:style-name="P213"/>
      <text:p text:style-name="P214"><text:span text:style-name="T215">munaw@LAPTOP-O8VG0EAQ<text:s/></text:span><text:span text:style-name="T216">MINGW64<text:s/></text:span><text:span text:style-name="T217">~/Desktop/git/js</text:span><text:span text:style-name="T218"><text:s/>(feature_1)</text:span></text:p>
      <text:p text:style-name="P219">$ git commit -am "changed the name of the variable in the feature_1 branch to ee"</text:p>
      <text:p text:style-name="P220">[feature_1 45a712f] changed the name of the variable in the feature_1 branch to ee</text:p>
      <text:p text:style-name="P221"><text:s/>1 file changed, 1 insertion(+), 1 deletion(-)</text:p>
      <text:p text:style-name="P222"/>
      <text:p text:style-name="P223"><text:span text:style-name="T224">munaw@LAPTOP-O</text:span><text:span text:style-name="T225">8VG0EAQ<text:s/></text:span><text:span text:style-name="T226">MINGW64<text:s/></text:span><text:span text:style-name="T227">~/Desktop/git/js</text:span><text:span text:style-name="T228"><text:s/>(feature_1)</text:span></text:p>
      <text:p text:style-name="P229">$ git push -u origin feature_1</text:p>
      <text:p text:style-name="P230">Enumerating objects: 5, done.</text:p>
      <text:p text:style-name="P231">Counting objects: 100% (5/5), done.</text:p>
      <text:p text:style-name="P232">Delta compression using up to 8 threads</text:p>
      <text:p text:style-name="P233">Compressing objects: 100% (2/2), done.</text:p>
      <text:p text:style-name="P234">Writing objects: 100% (3/3), 337 bytes | 337.00 KiB/s, done.</text:p>
      <text:p text:style-name="P235">Total 3 (delta 0), reused 0 (delta 0), pack-reused 0</text:p>
      <text:p text:style-name="P236">To https://github.com/MuhammadIqbal2021/ESD.git</text:p>
      <text:p text:style-name="P237"><text:s text:c="3"/>474a336..45a712f <text:s/>feature_1 -&gt; feature_1</text:p>
      <text:p text:style-name="P238">Branch 'feature_1' set up to track remote branch 'feature_1' from 'origin'.</text:p>
      <text:p text:style-name="P239"/>
      <text:p text:style-name="P240"><text:span text:style-name="T241">munaw@LAPTOP-O8VG0EAQ<text:s/></text:span><text:span text:style-name="T242">MINGW64<text:s/></text:span><text:span text:style-name="T243">~/Desktop/git/js</text:span><text:span text:style-name="T244"><text:s/>(main)</text:span></text:p>
      <text:p text:style-name="P245">$ nano script.js</text:p>
      <text:p text:style-name="P246"/>
      <text:p text:style-name="P247"><text:span text:style-name="T248">munaw@LAPTOP-O8VG0EAQ<text:s/></text:span><text:span text:style-name="T249">MINGW64<text:s/></text:span><text:span text:style-name="T250">~/Desktop/git/js</text:span><text:span text:style-name="T251"><text:s/>(main)</text:span></text:p>
      <text:p text:style-name="P252">$ git commit -am "changed the name of the variable in the main branch to ff"</text:p>
      <text:p text:style-name="P253">[main 0cc210e] changed the name of the variable in the main branch to ff</text:p>
      <text:p text:style-name="P254"><text:s/>1 file changed, 1 insertion(+), 1 deletion(-)</text:p>
      <text:p text:style-name="P255"/>
      <text:p text:style-name="P256"><text:span text:style-name="T257">munaw@LAPTOP-O8VG0EAQ<text:s/></text:span><text:span text:style-name="T258">MINGW64<text:s/></text:span><text:span text:style-name="T259">~/Desktop/git/js</text:span><text:span text:style-name="T260"><text:s/>(main)</text:span></text:p>
      <text:p text:style-name="P261">$ <text:s/>git push -u origin main</text:p>
      <text:p text:style-name="P262">Enumerating objects: 6, done.</text:p>
      <text:p text:style-name="P263">Counting objects: 100% (6/6), done.</text:p>
      <text:p text:style-name="P264">Delta compression using up to 8<text:s/>threads</text:p>
      <text:p text:style-name="P265">Compressing objects: 100% (3/3), done.</text:p>
      <text:p text:style-name="P266">Writing objects: 100% (4/4), 529 bytes | 529.00 KiB/s, done.</text:p>
      <text:p text:style-name="P267">Total 4 (delta 0), reused 0 (delta 0), pack-reused 0</text:p>
      <text:p text:style-name="P268">To https://github.com/MuhammadIqbal2021/ESD.git</text:p>
      <text:p text:style-name="P269"><text:s text:c="3"/>4f400d4..0cc210e <text:s/>main -&gt; main</text:p>
      <text:p text:style-name="P270">Branch 'main'<text:s/>set up to track remote branch 'main' from 'origin'.</text:p>
      <text:p text:style-name="P271"/>
      <text:p text:style-name="P272">*************** Merging and Conflict***************</text:p>
      <text:p text:style-name="P273"><text:span text:style-name="T274">munaw@LAPTOP-O8VG0EAQ<text:s/></text:span><text:span text:style-name="T275">MINGW64<text:s/></text:span><text:span text:style-name="T276">~/Desktop/git/js</text:span><text:span text:style-name="T277"><text:s/>(main)</text:span></text:p>
      <text:p text:style-name="P278">$ git merge feature_1</text:p>
      <text:p text:style-name="P279">Auto-merging script.js</text:p>
      <text:p text:style-name="P280">CONFLICT (content): Merge conflict in<text:s/>script.js</text:p>
      <text:p text:style-name="P281">Automatic merge failed; fix conflicts and then commit the result.</text:p>
      <text:p text:style-name="P282"/>
      <text:p text:style-name="P283">Open the file<text:s/></text:p>
      <text:p text:style-name="P284"><text:span text:style-name="T285">munaw@LAPTOP-O8VG0EAQ<text:s/></text:span><text:span text:style-name="T286">MINGW64<text:s/></text:span><text:span text:style-name="T287">~/Desktop/git/js</text:span><text:span text:style-name="T288"><text:s/>(main|MERGING)</text:span></text:p>
      <text:p text:style-name="P289">$ nano script.js</text:p>
      <text:p text:style-name="P290"/>
      <text:p text:style-name="P291">&lt;&lt;&lt;&lt;&lt;&lt;&lt; HEAD</text:p>
      <text:p text:style-name="P292"><text:span text:style-name="T293">const</text:span><text:span text:style-name="T294"><text:s/>ff =<text:s/></text:span><text:span text:style-name="T295">50</text:span><text:span text:style-name="T296">;</text:span></text:p>
      <text:p text:style-name="P297">=======</text:p>
      <text:p text:style-name="P298"><text:span text:style-name="T299">const</text:span><text:span text:style-name="T300"><text:s/>ee =<text:s/></text:span><text:span text:style-name="T301">50</text:span><text:span text:style-name="T302">;</text:span></text:p>
      <text:p text:style-name="P303">&gt;&gt;&gt;&gt;&gt;&gt;&gt; feature_1</text:p>
      <text:p text:style-name="P304"/>
      <text:p text:style-name="P305"><text:span text:style-name="T306">const</text:span><text:span text:style-name="T307"><text:s/>b = () =</text:span><text:span text:style-name="T308">&gt; {</text:span></text:p>
      <text:p text:style-name="P309"><text:span text:style-name="T310"><text:s text:c="8"/>console.log(</text:span><text:span text:style-name="T311">'Hi there'</text:span><text:span text:style-name="T312">);</text:span></text:p>
      <text:p text:style-name="P313">};</text:p>
      <text:p text:style-name="P314"/>
      <text:p text:style-name="P315">Delete the line which you do not need.</text:p>
      <text:p text:style-name="P316"/>
      <text:p text:style-name="P317"><text:span text:style-name="T318">const</text:span><text:span text:style-name="T319"><text:s/>ee =<text:s/></text:span><text:span text:style-name="T320">50</text:span><text:span text:style-name="T321">;</text:span></text:p>
      <text:p text:style-name="P322"/>
      <text:p text:style-name="P323"><text:span text:style-name="T324">const</text:span><text:span text:style-name="T325"><text:s/>b = () =&gt; {</text:span></text:p>
      <text:p text:style-name="P326"><text:span text:style-name="T327"><text:s text:c="8"/>console.log(</text:span><text:span text:style-name="T328">'Hi there'</text:span><text:span text:style-name="T329">);</text:span></text:p>
      <text:p text:style-name="P330">};</text:p>
      <text:p text:style-name="P331"/>
      <text:p text:style-name="P332"/>
      <text:p text:style-name="P333"><text:span text:style-name="T334">munaw@LAPTOP-O8VG0EAQ<text:s/></text:span><text:span text:style-name="T335">MINGW64<text:s/></text:span><text:span text:style-name="T336">~/Desktop/git/js</text:span><text:span text:style-name="T337"><text:s/>(main|MERGING)</text:span></text:p>
      <text:p text:style-name="P338">$ nano script.js</text:p>
      <text:p text:style-name="P339"/>
      <text:p text:style-name="P340"><text:span text:style-name="T341">munaw@LAPTOP-O8VG0EAQ<text:s/></text:span><text:span text:style-name="T342">MINGW64<text:s/></text:span><text:span text:style-name="T343">~/Desktop/git/js</text:span><text:span text:style-name="T344"><text:s/>(main|MERGING)</text:span></text:p>
      <text:p text:style-name="P345">$ git add .</text:p>
      <text:p text:style-name="P346"/>
      <text:p text:style-name="P347"><text:span text:style-name="T348">munaw@LAPTOP-O8VG0EAQ<text:s/></text:span><text:span text:style-name="T349">MINGW64<text:s/></text:span><text:span text:style-name="T350">~/Desktop/git/js</text:span><text:span text:style-name="T351"><text:s/>(main|MERGING)</text:span></text:p>
      <text:p text:style-name="P352">$ git commit</text:p>
      <text:p text:style-name="P353"/>
      <text:p text:style-name="P354">A vi editor will be opened. Close the editor by typing :q! and hit the Enter key</text:p>
      <text:p text:style-name="P355"/>
      <text:p text:style-name="P356">[main c75f01e] Merge branch 'feature_1'</text:p>
      <text:p text:style-name="P357"/>
      <text:p text:style-name="P358">Conflict is resolved</text:p>
      <text:p text:style-name="P359"/>
      <text:p text:style-name="P360"/>
      <text:p text:style-name="P361"><text:span text:style-name="T362">munaw@LAPTOP-O8VG0EAQ<text:s/></text:span><text:span text:style-name="T363">MINGW64<text:s/></text:span><text:span text:style-name="T364">~/Desktop/git/js</text:span><text:span text:style-name="T365"><text:s/>(main)</text:span></text:p>
      <text:p text:style-name="P366">$ git push -u origin main</text:p>
      <text:p text:style-name="P367">Enumerating objects: 1, done.</text:p>
      <text:p text:style-name="P368">Counting objects: 100% (1/1), done.</text:p>
      <text:p text:style-name="P369">Writing objects: 100% (1/1), 232 bytes | 232.00 KiB/s, done.</text:p>
      <text:p text:style-name="P370">Total 1 (delta 0), reused 0 (delta 0), pack-reused 0</text:p>
      <text:p text:style-name="P371">To https://github.com/MuhammadIqbal2021/ESD.git</text:p>
      <text:p text:style-name="P372"><text:s text:c="3"/>0cc210e..c75f01e <text:s/>main -&gt; main</text:p>
      <text:p text:style-name="P373">Branch 'main' set up to track remote branch 'main' from 'origin'.</text:p>
      <text:p text:style-name="P374"/>
      <text:soft-page-break/>
      <text:p text:style-name="P375"><text:span text:style-name="T376">munaw@LAPTOP-O8VG0EAQ<text:s/></text:span><text:span text:style-name="T377">MINGW64<text:s/></text:span><text:span text:style-name="T378">~/Desktop/git/js</text:span><text:span text:style-name="T379"><text:s/>(main)</text:span></text:p>
      <text:p text:style-name="P380">$ git status</text:p>
      <text:p text:style-name="P381">On branch main</text:p>
      <text:p text:style-name="P382">Your branch is up to date with 'origin/main'.</text:p>
      <text:p text:style-name="P383"/>
      <text:p text:style-name="P384">nothing to commit, working tree clean</text:p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><text:span text:style-name="T406">munaw@LAPTOP-O8VG0EAQ<text:s/></text:span><text:span text:style-name="T407">MINGW64<text:s/></text:span><text:span text:style-name="T408">~/Desktop/git/js</text:span><text:span text:style-name="T409"><text:s/>(main)</text:span></text:p>
      <text:p text:style-name="P410">$ nano script.js</text:p>
      <text:p text:style-name="P411"/>
      <text:p text:style-name="P412">And change the variable name “c” to “b”.</text:p>
      <text:p text:style-name="P413"/>
      <text:p text:style-name="P414"><text:span text:style-name="T415">munaw@LAPTOP-O8VG0EAQ<text:s/></text:span><text:span text:style-name="T416">MINGW64<text:s/></text:span><text:span text:style-name="T417">~/Desktop/git/js</text:span><text:span text:style-name="T418"><text:s/>(main)</text:span></text:p>
      <text:p text:style-name="P419">$ git commit -am "changed the name of the variable"</text:p>
      <text:p text:style-name="P420">[main 4f400d4] changed the name of the variable</text:p>
      <text:p text:style-name="P421"><text:s/>1 file changed, 1 insertion(+), 1 deletion(-)</text:p>
      <text:p text:style-name="P422"/>
      <text:p text:style-name="P423"><text:span text:style-name="T424">munaw@LAPTOP-O8VG0EAQ<text:s/></text:span><text:span text:style-name="T425">MINGW64<text:s/></text:span><text:span text:style-name="T426">~/Desktop/git/js</text:span><text:span text:style-name="T427"><text:s/>(main)</text:span></text:p>
      <text:p text:style-name="P428">$ git log --oneline</text:p>
      <text:p text:style-name="P429"><text:span text:style-name="T430">4f400d4 (</text:span><text:span text:style-name="T431">HEAD -&gt;<text:s/></text:span><text:span text:style-name="T432">main</text:span><text:span text:style-name="T433">)</text:span><text:span text:style-name="T434"><text:s/>changed the name of the variable</text:span></text:p>
      <text:p text:style-name="P435"><text:span text:style-name="T436">567197e (</text:span><text:span text:style-name="T437">script.js/main</text:span><text:span text:style-name="T438">,<text:s/></text:span><text:span text:style-name="T439">script.js/feature_1</text:span><text:span text:style-name="T440">,<text:s/></text:span><text:span text:style-name="T441">origin/main</text:span><text:span text:style-name="T442">,<text:s/></text:span><text:span text:style-name="T443">feature_1</text:span><text:span text:style-name="T444">)</text:span><text:span text:style-name="T445"><text:s/>first commit</text:span></text:p>
      <text:p text:style-name="P446"/>
      <text:p text:style-name="P447"/>
      <text:p text:style-name="P448"/>
      <text:p text:style-name="P449">We would like to merge these two branches “main” and “feature_1”.</text:p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><text:span text:style-name="T463">munaw@LAPTOP-O8VG0EAQ<text:s/></text:span><text:span text:style-name="T464">MINGW64<text:s/></text:span><text:span text:style-name="T465">~/Desktop/git</text:span></text:p>
      <text:p text:style-name="P466">$ git init</text:p>
      <text:p text:style-name="P467">Initialized empty Git repository in C:/Users/munaw/Desktop/git/.git/</text:p>
      <text:p text:style-name="P468"/>
      <text:p text:style-name="P469"><text:span text:style-name="T470">munaw@LAPTOP-O8VG0EAQ<text:s/></text:span><text:span text:style-name="T471">MINGW64<text:s/></text:span><text:span text:style-name="T472">~/Desktop/git</text:span><text:span text:style-name="T473"><text:s/>(master)</text:span></text:p>
      <text:p text:style-name="P474">$ git status</text:p>
      <text:soft-page-break/>
      <text:p text:style-name="P475">On branch master</text:p>
      <text:p text:style-name="P476"/>
      <text:p text:style-name="P477">No commits yet</text:p>
      <text:p text:style-name="P478"/>
      <text:p text:style-name="P479">Untracked files:</text:p>
      <text:p text:style-name="P480"><text:s text:c="2"/>(use<text:s/>"git add &lt;file&gt;..." to include in what will be committed)</text:p>
      <text:p text:style-name="P481"><text:span text:style-name="T482"><text:s text:c="8"/></text:span><text:span text:style-name="T483">myfile.py</text:span></text:p>
      <text:p text:style-name="P484"/>
      <text:p text:style-name="P485">nothing added to commit but untracked files present (use "git add" to track)</text:p>
      <text:p text:style-name="P486"/>
      <text:p text:style-name="P487"><text:span text:style-name="T488">munaw@LAPTOP-O8VG0EAQ<text:s/></text:span><text:span text:style-name="T489">MINGW64<text:s/></text:span><text:span text:style-name="T490">~/Desktop/git</text:span><text:span text:style-name="T491"><text:s/>(master)</text:span></text:p>
      <text:p text:style-name="P492">$ git add .</text:p>
      <text:p text:style-name="P493"/>
      <text:p text:style-name="P494"><text:span text:style-name="T495">munaw@LAPTOP-O8VG0EAQ<text:s/></text:span><text:span text:style-name="T496">MINGW64<text:s/></text:span><text:span text:style-name="T497">~/Des</text:span><text:span text:style-name="T498">ktop/git</text:span><text:span text:style-name="T499"><text:s/>(master)</text:span></text:p>
      <text:p text:style-name="P500">$ git status</text:p>
      <text:p text:style-name="P501">On branch master</text:p>
      <text:p text:style-name="P502"/>
      <text:p text:style-name="P503">No commits yet</text:p>
      <text:p text:style-name="P504"/>
      <text:p text:style-name="P505">Changes to be committed:</text:p>
      <text:p text:style-name="P506"><text:s text:c="2"/>(use "git rm --cached &lt;file&gt;..." to unstage)</text:p>
      <text:p text:style-name="P507"><text:span text:style-name="T508"><text:s text:c="8"/></text:span><text:span text:style-name="T509">new file: <text:s text:c="2"/>myfile.py</text:span></text:p>
      <text:p text:style-name="P510"/>
      <text:p text:style-name="P511"/>
      <text:p text:style-name="P512"><text:span text:style-name="T513">munaw@LAPTOP-O8VG0EAQ<text:s/></text:span><text:span text:style-name="T514">MINGW64<text:s/></text:span><text:span text:style-name="T515">~/Desktop/git</text:span><text:span text:style-name="T516"><text:s/>(master)</text:span></text:p>
      <text:p text:style-name="P517">$ git commit -m "add<text:s/>myfile.py"</text:p>
      <text:p text:style-name="P518">Author identity unknown</text:p>
      <text:p text:style-name="P519"/>
      <text:p text:style-name="P520">*** Please tell me who you are.</text:p>
      <text:p text:style-name="P521"/>
      <text:p text:style-name="P522">Run</text:p>
      <text:p text:style-name="P523"/>
      <text:p text:style-name="P524"><text:s text:c="2"/>git config --global user.email "you@example.com"</text:p>
      <text:p text:style-name="P525"><text:s text:c="2"/>git config --global user.name "Your Name"</text:p>
      <text:p text:style-name="P526"/>
      <text:p text:style-name="P527">to set your account's default identity.</text:p>
      <text:p text:style-name="P528">Omit --global to set the identity only in this<text:s/>repository.</text:p>
      <text:p text:style-name="P529"/>
      <text:p text:style-name="P530">fatal: unable to auto-detect email address (got 'munaw@LAPTOP-O8VG0EAQ.(none)')</text:p>
      <text:p text:style-name="P531"/>
      <text:p text:style-name="P532"><text:span text:style-name="T533">munaw@LAPTOP-O8VG0EAQ<text:s/></text:span><text:span text:style-name="T534">MINGW64<text:s/></text:span><text:span text:style-name="T535">~/Desktop/git</text:span><text:span text:style-name="T536"><text:s/>(master)</text:span></text:p>
      <text:p text:style-name="P537">$ git config user.email "iqbalphy1@gmail.com"</text:p>
      <text:p text:style-name="P538"/>
      <text:p text:style-name="P539"><text:span text:style-name="T540">munaw@LAPTOP-O8VG0EAQ<text:s/></text:span><text:span text:style-name="T541">MINGW64<text:s/></text:span><text:span text:style-name="T542">~/Desktop/git</text:span><text:span text:style-name="T543"><text:s/>(master)</text:span></text:p>
      <text:p text:style-name="P544">$ git commit -m "add myfile.py"</text:p>
      <text:p text:style-name="P545">[master (root-commit) 859e20d] add myfile.py</text:p>
      <text:p text:style-name="P546"><text:s/>1 file changed, 1 insertion(+)</text:p>
      <text:p text:style-name="P547"><text:s/>create mode 100644 myfile.py</text:p>
      <text:p text:style-name="P548"/>
      <text:p text:style-name="P549"><text:span text:style-name="T550">munaw@LAPTOP-O8VG0EAQ<text:s/></text:span><text:span text:style-name="T551">MINGW64<text:s/></text:span><text:span text:style-name="T552">~/Desktop/git</text:span><text:span text:style-name="T553"><text:s/>(master)</text:span></text:p>
      <text:p text:style-name="P554">$ git remote add origin https://github.com/MuhammadIqbal2019/gitjenkinsintegration.git</text:p>
      <text:p text:style-name="P555"/>
      <text:p text:style-name="P556"><text:span text:style-name="T557">munaw@LAPTOP-O8VG0EAQ<text:s/></text:span><text:span text:style-name="T558">MINGW64<text:s/></text:span><text:span text:style-name="T559">~/Desktop/git</text:span><text:span text:style-name="T560"><text:s/>(master)</text:span></text:p>
      <text:p text:style-name="P561">$ git push -u origin master</text:p>
      <text:p text:style-name="P562">Enumerating objects: 3, done.</text:p>
      <text:p text:style-name="P563">Counting objects: 100% (3/3), done.</text:p>
      <text:p text:style-name="P564">Writing objects: 100% (3/3), 242 bytes | 242.00 KiB/s, done.</text:p>
      <text:p text:style-name="P565">Total 3 (delta 0), reused 0<text:s/>(delta 0), pack-reused 0</text:p>
      <text:p text:style-name="P566">remote:</text:p>
      <text:p text:style-name="P567">remote: Create a pull request for 'master' on GitHub by visiting:</text:p>
      <text:p text:style-name="P568">remote: <text:s text:c="5"/>https://github.com/MuhammadIqbal2019/gitjenkinsintegration/pull/new/master</text:p>
      <text:p text:style-name="P569">remote:</text:p>
      <text:p text:style-name="P570">To https://github.com/MuhammadIqbal2019/gitjenkinsintegration.git</text:p>
      <text:p text:style-name="P571"><text:s/>* [new branch] <text:s text:c="5"/>master -&gt; master</text:p>
      <text:p text:style-name="P572">Branch 'master' set up to track remote branch 'master' from 'origin'.</text:p>
      <text:p text:style-name="P573"/>
      <text:p text:style-name="P574"><text:span text:style-name="T575">munaw@LAPTOP-O8VG0EAQ<text:s/></text:span><text:span text:style-name="T576">MINGW64<text:s/></text:span><text:span text:style-name="T577">~/Desktop/git</text:span><text:span text:style-name="T578"><text:s/>(master)</text:span></text:p>
      <text:p text:style-name="P579">$ git status</text:p>
      <text:p text:style-name="P580">On branch master</text:p>
      <text:p text:style-name="P581">Your branch is up to date with 'origin/master'.</text:p>
      <text:p text:style-name="P582"/>
      <text:soft-page-break/>
      <text:p text:style-name="P583">Changes not staged for commit:</text:p>
      <text:p text:style-name="P584"><text:s text:c="2"/>(use "git add &lt;file&gt;..." to update what will be committed)</text:p>
      <text:p text:style-name="P585"><text:s text:c="2"/>(use "git restore &lt;file&gt;..." to discard changes in working directory)</text:p>
      <text:p text:style-name="P586"><text:span text:style-name="T587"><text:s text:c="8"/></text:span><text:span text:style-name="T588">modified: <text:s text:c="2"/>myfile.py</text:span></text:p>
      <text:p text:style-name="P589"/>
      <text:p text:style-name="P590">no changes added to commit (use "git add" and/or "git commit -a")</text:p>
      <text:p text:style-name="P591"/>
      <text:p text:style-name="P592"><text:span text:style-name="T593">munaw@LAPTOP-O8VG0EAQ<text:s/></text:span><text:span text:style-name="T594">MINGW64<text:s/></text:span><text:span text:style-name="T595">~/Desktop/git</text:span><text:span text:style-name="T596"><text:s/>(master)</text:span></text:p>
      <text:p text:style-name="P597">$ git add .</text:p>
      <text:p text:style-name="P598"/>
      <text:p text:style-name="P599"><text:span text:style-name="T600">munaw@LAPTOP-O8VG0EAQ<text:s/></text:span><text:span text:style-name="T601">MINGW64<text:s/></text:span><text:span text:style-name="T602">~/Desktop/git</text:span><text:span text:style-name="T603"><text:s/>(master)</text:span></text:p>
      <text:p text:style-name="P604">$ git status</text:p>
      <text:p text:style-name="P605">On branch master</text:p>
      <text:p text:style-name="P606">Your branch is up to date with 'origin/master'.</text:p>
      <text:p text:style-name="P607"/>
      <text:p text:style-name="P608">Changes to be committed:</text:p>
      <text:p text:style-name="P609"><text:s text:c="2"/>(use "git restore<text:s/>--staged &lt;file&gt;..." to unstage)</text:p>
      <text:p text:style-name="P610"><text:span text:style-name="T611"><text:s text:c="8"/></text:span><text:span text:style-name="T612">modified: <text:s text:c="2"/>myfile.py</text:span></text:p>
      <text:p text:style-name="P613"/>
      <text:p text:style-name="P614"/>
      <text:p text:style-name="P615"><text:span text:style-name="T616">munaw@LAPTOP-O8VG0EAQ<text:s/></text:span><text:span text:style-name="T617">MINGW64<text:s/></text:span><text:span text:style-name="T618">~/Desktop/git</text:span><text:span text:style-name="T619"><text:s/>(master)</text:span></text:p>
      <text:p text:style-name="P620">$ git commit -m "modified myfile"</text:p>
      <text:p text:style-name="P621">[master 5083b5b] modified myfile</text:p>
      <text:p text:style-name="P622"><text:s/>1 file changed, 2 insertions(+), 1 deletion(-)</text:p>
      <text:p text:style-name="P623"/>
      <text:p text:style-name="P624"><text:span text:style-name="T625">munaw@LAPTOP-O8VG0EAQ<text:s/></text:span><text:span text:style-name="T626">MINGW64<text:s/></text:span><text:span text:style-name="T627">~/Desktop/git</text:span><text:span text:style-name="T628"><text:s/>(master)</text:span></text:p>
      <text:p text:style-name="P629">$ git push -u origin master</text:p>
      <text:p text:style-name="P630">Enumerating objects: 5, done.</text:p>
      <text:p text:style-name="P631">Counting objects: 100% (5/5), done.</text:p>
      <text:p text:style-name="P632">Writing objects: 100% (3/3), 288 bytes | 288.00 KiB/s, done.</text:p>
      <text:p text:style-name="P633">Total 3 (delta 0), reused 0 (delta 0), pack-reused 0</text:p>
      <text:p text:style-name="P634">To https://github.com/MuhammadIqbal2019/gitjenkinsintegration.git</text:p>
      <text:p text:style-name="P635"><text:s text:c="3"/>859e20d..5083b5b <text:s/>master -&gt; master</text:p>
      <text:p text:style-name="P636">Branch 'master' set up to track remote branch 'master' from 'origin'.</text:p>
      <text:p text:style-name="Normal"/>
      <text:p text:style-name="Normal">How to create Branches</text:p>
      <text:p text:style-name="Normal"/>
      <text:p text:style-name="Normal"><text:span text:style-name="T637">git remote remove "myfileESD.py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user-select-contain" style:display-name="user-select-contain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nawar Iqbal</meta:initial-creator>
    <dc:creator>Munawar Iqbal</dc:creator>
    <meta:creation-date>2021-04-02T22:10:00Z</meta:creation-date>
    <dc:date>2022-03-27T14:51:00Z</dc:date>
    <meta:template xlink:href="Normal" xlink:type="simple"/>
    <meta:editing-cycles>15</meta:editing-cycles>
    <meta:editing-duration>PT22080S</meta:editing-duration>
    <meta:document-statistic meta:page-count="7" meta:paragraph-count="22" meta:word-count="1696" meta:character-count="11343" meta:row-count="80" meta:non-whitespace-character-count="9669"/>
  </office:meta>
</office:document-meta>
</file>